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Excel_32_Built-in_32_Norma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size="15pt" style:font-size-asian="15pt" style:font-size-complex="15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fo:color="#FF3333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8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fo:color="#FF3333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0" style:family="table-cell" style:parent-style-name="Excel_32_Built-in_32_Normal" style:data-style-name="N0">
      <style:table-cell-properties style:vertical-align="automatic" fo:background-color="transparent"/>
      <style:text-properties style:font-name="Calibri" style:font-name-asian="Calibri" style:font-name-complex="Calibri" style:text-underline-style="solid" style:text-underline-type="single"/>
    </style:style>
    <style:style style:name="co1" style:family="table-column">
      <style:table-column-properties fo:break-before="auto" style:column-width="6.53520833333333cm"/>
    </style:style>
    <style:style style:name="co2" style:family="table-column">
      <style:table-column-properties fo:break-before="auto" style:column-width="24.2358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5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253" table:default-cell-style-name="ce4"/>
        <table:table-column table:style-name="co6" table:number-columns-repeated="16127" table:default-cell-style-name="ce1"/>
        <table:table-row table:style-name="ro1">
          <table:table-cell office:value-type="string" table:style-name="ce2">
            <text:p>Personaggi</text:p>
          </table:table-cell>
          <table:table-cell office:value-type="string" table:style-name="ce3">
            <text:p>Descrizion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rratore</text:p>
          </table:table-cell>
          <table:table-cell office:value-type="string" table:style-name="ce6">
            <text:p>In una mattinata di ottobre, un gruppo di studenti si trova in classe per seguire la regolare lezione di storia e improvvisamente …</text:p>
            <text:p/>
            <text:p/>
          </table:table-cell>
          <table:table-cell table:number-columns-repeated="16382"/>
        </table:table-row>
        <table:table-row table:style-name="ro1">
          <table:table-cell office:value-type="string" table:style-name="ce5">
            <text:p>Narratore</text:p>
          </table:table-cell>
          <table:table-cell office:value-type="string" table:style-name="ce6">
            <text:p>ad un alunno ritornano in mente dei ricordi della sua vecchia scuola ormai abbandonata.</text:p>
            <text:p>Perciò, durante la ricreazione decide di parlarne con i suoi compagni.</text:p>
            <text:p>(suono campanella)</text:p>
            <text:p/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Seima</text:p>
          </table:table-cell>
          <table:table-cell office:value-type="string" table:style-name="ce6">
            <text:p>Ragazzi! Vi ricordate della nostra vecchia scuola? A Verzuolo, nel centro del paese… quanti ricordi abbiamo lasciato tra quelle mura. A voi non manca?</text:p>
            <text:p/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Senex</text:p>
          </table:table-cell>
          <table:table-cell office:value-type="string" table:style-name="ce8">
            <text:p>Si ricordo! Che malinconia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leks</text:p>
          </table:table-cell>
          <table:table-cell office:value-type="string" table:style-name="ce6">
            <text:p>Quanto è triste pensare di non avere ancora ora una scuola tutta nostra</text:p>
            <text:p/>
            <text:p/>
          </table:table-cell>
          <table:table-cell table:number-columns-repeated="16382"/>
        </table:table-row>
        <table:table-row table:style-name="ro1">
          <table:table-cell office:value-type="string" table:style-name="ce9">
            <text:p>Narratore</text:p>
          </table:table-cell>
          <table:table-cell office:value-type="string" table:style-name="ce6">
            <text:p>Uno dei ragazzi si ricorda delle vecchie chiavette USB che erano state utilizzate durante la lezione di informatica</text:p>
            <text:p/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Beppe</text:p>
          </table:table-cell>
          <table:table-cell office:value-type="string" table:style-name="ce6">
            <text:p>Ma vi ricordate quelle chiavette che abbiamo dato alla nostra vecchia professoressa di informatica? Saranno state quasi un centinaio, chissà che fine avranno fatto…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Seima</text:p>
          </table:table-cell>
          <table:table-cell office:value-type="string" table:style-name="ce8">
            <text:p>Ma che ne dite di andare a cercarle..?!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ark Angel</text:p>
          </table:table-cell>
          <table:table-cell office:value-type="string" table:style-name="ce6">
            <text:p>Ma sei impazzito??!!</text:p>
            <text:p>Non sai com’è ridotta ora la scuola, potrebbe crollare da un momento all’altro</text:p>
            <text:p/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Senex</text:p>
          </table:table-cell>
          <table:table-cell office:value-type="string" table:style-name="ce6">
            <text:p>Non fare il drammatico. Non è successo nulla per cinque anni, figuriamoci se proprio ora dovrebbe andare a pezzi.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7">
            <text:p>Aleks</text:p>
          </table:table-cell>
          <table:table-cell office:value-type="string" table:style-name="ce6">
            <text:p>Si ma ci hanno trasferiti in un altro istituto per un motivo , non così a caso.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ima</text:p>
          </table:table-cell>
          <table:table-cell office:value-type="string" table:style-name="ce6">
            <text:p>Dai scommettiamo che riusciremo a trovarle ancora, erano tantissime!!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eppe</text:p>
          </table:table-cell>
          <table:table-cell office:value-type="string" table:style-name="ce6">
            <text:p>Si io ci sto! Potremmo restituirle ai rispettivi proprietari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nex</text:p>
          </table:table-cell>
          <table:table-cell office:value-type="string" table:style-name="ce8">
            <text:p>Io sto con voi!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ark Angel</text:p>
          </table:table-cell>
          <table:table-cell office:value-type="string" table:style-name="ce6">
            <text:p>Dai mi aggiungo anch'io. Però mi raccomando non diciamo niente a nessuno.. se dovesse succedere qualcosa potrebbero ritenerci i responsabili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Narratore</text:p>
          </table:table-cell>
          <table:table-cell office:value-type="string" table:style-name="ce6">
            <text:p>Nei giorni seguenti…</text:p>
            <text:p>durante una giornata uggiosa di pioggia, decidono di andare nella scuola diroccata ritrovandosi però davanti una cancellata chiusa</text:p>
            <text:p>(rumore pioggia)</text:p>
          </table:table-cell>
          <table:table-cell table:number-columns-repeated="2" table:style-name="ce1"/>
          <table:table-cell table:number-columns-repeated="253" table:style-name="ce4"/>
          <table:table-cell table:number-columns-repeated="16125"/>
          <table:table-cell table:number-columns-repeated="2" table:style-name="ce1"/>
        </table:table-row>
        <table:table-row table:style-name="ro1">
          <table:table-cell office:value-type="string" table:style-name="ce7">
            <text:p>Dark Angel</text:p>
          </table:table-cell>
          <table:table-cell office:value-type="string" table:style-name="ce6">
            <text:p>Non mi sembra rassicurante … è tutto chiuso e c’è scritto</text:p>
            <text:p>VIETATO L’ACCESSO AI NON AUTORIZZATI</text:p>
            <text:p>sicuri di voler entrare?</text:p>
          </table:table-cell>
          <table:table-cell table:number-columns-repeated="2" table:style-name="ce1"/>
          <table:table-cell table:number-columns-repeated="253" table:style-name="ce4"/>
          <table:table-cell table:number-columns-repeated="16125"/>
          <table:table-cell table:number-columns-repeated="2" table:style-name="ce1"/>
        </table:table-row>
        <table:table-row table:style-name="ro1">
          <table:table-cell office:value-type="string" table:style-name="ce7">
            <text:p>Senex</text:p>
          </table:table-cell>
          <table:table-cell office:value-type="string" table:style-name="ce6">
            <text:p>Massì dai, io voglio vedere come sono ridotte le nostre vecchie aule…</text:p>
          </table:table-cell>
          <table:table-cell table:number-columns-repeated="2" table:style-name="ce1"/>
          <table:table-cell table:number-columns-repeated="253" table:style-name="ce4"/>
          <table:table-cell table:number-columns-repeated="16125"/>
          <table:table-cell table:number-columns-repeated="2" table:style-name="ce1"/>
        </table:table-row>
        <table:table-row table:style-name="ro1">
          <table:table-cell office:value-type="string" table:style-name="ce7">
            <text:p>Effetti Sonori</text:p>
          </table:table-cell>
          <table:table-cell office:value-type="string" table:style-name="ce6">
            <text:p>Rumori provenienti dall'interno</text:p>
            <text:p/>
          </table:table-cell>
          <table:table-cell table:number-columns-repeated="2" table:style-name="ce1"/>
          <table:table-cell table:number-columns-repeated="253" table:style-name="ce4"/>
          <table:table-cell table:number-columns-repeated="16125"/>
          <table:table-cell table:number-columns-repeated="2" table:style-name="ce1"/>
        </table:table-row>
        <table:table-row table:style-name="ro1">
          <table:table-cell office:value-type="string" table:style-name="ce7">
            <text:p>Aleks</text:p>
          </table:table-cell>
          <table:table-cell office:value-type="string" table:style-name="ce6">
            <text:p>Cosa sarà mai??!!</text:p>
          </table:table-cell>
          <table:table-cell table:number-columns-repeated="2" table:style-name="ce1"/>
          <table:table-cell table:number-columns-repeated="253" table:style-name="ce4"/>
          <table:table-cell table:number-columns-repeated="16125"/>
          <table:table-cell table:number-columns-repeated="2" table:style-name="ce1"/>
        </table:table-row>
        <table:table-row table:style-name="ro1">
          <table:table-cell office:value-type="string" table:style-name="ce7">
            <text:p>Seima<text:s/></text:p>
          </table:table-cell>
          <table:table-cell office:value-type="string" table:style-name="ce6">
            <text:p>Andiamo a scoprirlo</text:p>
            <text:p/>
          </table:table-cell>
          <table:table-cell table:number-columns-repeated="2" table:style-name="ce1"/>
          <table:table-cell table:number-columns-repeated="253" table:style-name="ce4"/>
          <table:table-cell table:number-columns-repeated="16125"/>
          <table:table-cell table:number-columns-repeated="2" table:style-name="ce1"/>
        </table:table-row>
        <table:table-row table:style-name="ro1">
          <table:table-cell office:value-type="string" table:style-name="ce7">
            <text:p>Enigma Iniziale<text:s/></text:p>
          </table:table-cell>
          <table:table-cell office:value-type="string" table:style-name="ce6">
            <text:p>risolto<text:s/></text:p>
          </table:table-cell>
          <table:table-cell table:number-columns-repeated="2" table:style-name="ce1"/>
          <table:table-cell table:number-columns-repeated="253" table:style-name="ce4"/>
          <table:table-cell table:number-columns-repeated="16125"/>
          <table:table-cell table:number-columns-repeated="2" table:style-name="ce1"/>
        </table:table-row>
        <table:table-row table:style-name="ro1">
          <table:table-cell office:value-type="string" table:style-name="ce7">
            <text:p>VAR<text:s/></text:p>
          </table:table-cell>
          <table:table-cell office:value-type="string" table:style-name="ce6">
            <text:p>Ragazzi, ho trovato la chiave che combacia perfettamente con la serratura del cancello !</text:p>
            <text:p/>
          </table:table-cell>
          <table:table-cell table:number-columns-repeated="253" table:style-name="ce4"/>
          <table:table-cell table:number-columns-repeated="16127" table:style-name="ce1"/>
          <table:table-cell table:number-columns-repeated="2" table:style-name="ce4"/>
        </table:table-row>
        <table:table-row table:style-name="ro1">
          <table:table-cell office:value-type="string" table:style-name="ce7">
            <text:p>VAR<text:s/></text:p>
          </table:table-cell>
          <table:table-cell office:value-type="string" table:style-name="ce6">
            <text:p>Wow sei stato veloce</text:p>
          </table:table-cell>
          <table:table-cell table:number-columns-repeated="253" table:style-name="ce4"/>
          <table:table-cell table:number-columns-repeated="16127" table:style-name="ce1"/>
          <table:table-cell table:number-columns-repeated="2" table:style-name="ce4"/>
        </table:table-row>
        <table:table-row table:style-name="ro1">
          <table:table-cell office:value-type="string" table:style-name="ce7">
            <text:p>VAR<text:s/></text:p>
          </table:table-cell>
          <table:table-cell office:value-type="string" table:style-name="ce6">
            <text:p>Entriamo allora<text:s/></text:p>
          </table:table-cell>
          <table:table-cell table:number-columns-repeated="253" table:style-name="ce4"/>
          <table:table-cell table:number-columns-repeated="16127" table:style-name="ce1"/>
          <table:table-cell table:number-columns-repeated="2" table:style-name="ce4"/>
        </table:table-row>
        <table:table-row table:style-name="ro1">
          <table:table-cell office:value-type="string" table:style-name="ce7">
            <text:p>VAR<text:s/></text:p>
          </table:table-cell>
          <table:table-cell office:value-type="string" table:style-name="ce6">
            <text:p>Andiamo ad espolorare la scuola</text:p>
            <text:p/>
          </table:table-cell>
          <table:table-cell table:number-columns-repeated="2" table:style-name="ce4"/>
          <table:table-cell table:style-name="ce10"/>
          <table:table-cell table:number-columns-repeated="250" table:style-name="ce4"/>
          <table:table-cell table:number-columns-repeated="16127" table:style-name="ce1"/>
          <table:table-cell table:number-columns-repeated="2" table:style-name="ce4"/>
        </table:table-row>
        <table:table-row table:style-name="ro1">
          <table:table-cell office:value-type="string" table:style-name="ce7">
            <text:p>VAR<text:s/></text:p>
          </table:table-cell>
          <table:table-cell office:value-type="string" table:style-name="ce6">
            <text:p>Si vengo con te!</text:p>
          </table:table-cell>
          <table:table-cell table:number-columns-repeated="253" table:style-name="ce4"/>
          <table:table-cell table:number-columns-repeated="16127" table:style-name="ce1"/>
          <table:table-cell table:number-columns-repeated="2" table:style-name="ce4"/>
        </table:table-row>
        <table:table-row table:style-name="ro1">
          <table:table-cell office:value-type="string" table:style-name="ce7">
            <text:p>Narratore</text:p>
          </table:table-cell>
          <table:table-cell office:value-type="string" table:style-name="ce6">
            <text:p>Rimani solo e ti dirigi verso il laboratorio di fisica….</text:p>
          </table:table-cell>
          <table:table-cell table:number-columns-repeated="253" table:style-name="ce4"/>
          <table:table-cell table:number-columns-repeated="16127" table:style-name="ce1"/>
          <table:table-cell table:number-columns-repeated="2" table:style-name="ce4"/>
        </table:table-row>
        <table:table-row table:number-rows-repeated="3" table:style-name="ro1">
          <table:table-cell table:number-columns-repeated="2" table:style-name="ce1"/>
          <table:table-cell table:number-columns-repeated="253" table:style-name="ce4"/>
          <table:table-cell table:number-columns-repeated="16127" table:style-name="ce1"/>
          <table:table-cell table:number-columns-repeated="2" table:style-name="ce4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RVA 3</meta:initial-creator>
    <dc:creator>RVA 3</dc:creator>
    <meta:creation-date>2022-04-19T07:43:33Z</meta:creation-date>
    <dc:date>2022-04-19T07:46:41Z</dc:date>
    <meta:editing-cycles>7</meta:editing-cycles>
    <meta:editing-duration>PT2068411S</meta:editing-duration>
  </office:meta>
</office:document-meta>
</file>